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text-align="start" style:justify-single-word="false" fo:break-before="page"/>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style:font-name-asian="Sorts Mill Goudy1" style:font-name-complex="Sorts Mill Goudy1"/>
    </style:style>
    <style:style style:name="P6" style:family="paragraph" style:parent-style-name="Heading_20_2">
      <style:paragraph-properties fo:margin-top="0in" fo:margin-bottom="0in" style:contextual-spacing="false" fo:line-height="100%" fo:text-align="start" style:justify-single-word="false"/>
    </style:style>
    <style:style style:name="P7" style:family="paragraph" style:parent-style-name="LO-normal">
      <style:paragraph-properties fo:text-align="start" style:justify-single-word="false"/>
    </style:style>
    <style:style style:name="P8" style:family="paragraph" style:parent-style-name="LO-normal">
      <style:paragraph-properties fo:margin-top="0in" fo:margin-bottom="0.0835in" style:contextual-spacing="false" fo:line-height="100%" fo:text-align="start" style:justify-single-word="false" fo:orphans="2" fo:widows="2" style:writing-mode="lr-tb"/>
    </style:style>
    <style:style style:name="P9" style:family="paragraph" style:parent-style-name="Heading_20_1" style:master-page-name="Standard">
      <style:paragraph-properties fo:text-align="start" style:justify-single-word="false"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9ae32"/>
    </style:style>
    <style:style style:name="T4" style:family="text">
      <style:text-properties fo:font-weight="normal" officeooo:rsid="0009ae32" style:font-weight-asian="normal" style:font-weight-complex="normal"/>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Charms</text:h>
      <text:p text:style-name="P7">[[todo: Clay-wetting Practice, Instant Changes, Hybrid Body Rearrangement]Shapeshifting</text:p>
      <text:section text:style-name="Sect1" text:name="Section1">
        <text:h text:style-name="P6" text:outline-level="2">Lesser Charms</text:h>
        <text:h text:style-name="P4" text:outline-level="3">Hybrid Body Rearrangement</text:h>
        <text:p text:style-name="P7"><text:span text:style-name="T1">Cost: </text:span>3m<text:line-break/><text:span text:style-name="T1">Type:</text:span> Secondary Action (Scene)<text:line-break/><text:span text:style-name="T1">Mins:</text:span> Shapeshifting 1</text:p>
        <text:p text:style-name="LO-normal">The Lunar becomes able to manifest a Boon of one of their known animal forms by only partially shifting their body.</text:p>
        <text:h text:style-name="P4" text:outline-level="3">Life of the Hummingbird</text:h>
        <text:p text:style-name="P7"><text:span text:style-name="T1">Cost: </text:span>5m<text:line-break/><text:span text:style-name="T1">Type:</text:span> Primary Action (Scene)<text:line-break/><text:span text:style-name="T1">Mins:</text:span> Shapeshifting 1</text:p>
        <text:p text:style-name="P7">A form may be stolen by simply the taste of another’s blood, allowing the Lunar to use the form for One Scene. <text:s/>The scene does not have to be the same one in which the blood was taken, but cannot be more than 2 days apart.</text:p>
        <text:p text:style-name="P7">The form taken must still adhere to what forms the Lunar could take.</text:p>
        <text:p text:style-name="P7">The amount taken is enough to cause a sharp pain to the target--enough to be noticed and potentially attributed to a particularly nasty scratch or cut, but not so much that it is considered a wound or impairs the target.</text:p>
        <text:h text:style-name="P5" text:outline-level="3">Changing Plumage Mastery</text:h>
        <text:p text:style-name="P7"><text:span text:style-name="T1">Cost: </text:span>2m<text:line-break/><text:span text:style-name="T1">Type:</text:span> Secondary Action (Scene)<text:line-break/><text:span text:style-name="T1">Mins:</text:span> Shapeshifting 1</text:p>
        <text:p text:style-name="P7">The Lunar may alter their known forms into different patterns and markings that could plausibly be part of their form, ranging from colors to patterning to even texture.</text:p>
        <text:p text:style-name="P7">If they have Prey's Skin Disguise, they also may mimic and alter clothing.</text:p>
        <text:p text:style-name="P7">Accurately Mimicking a <text:span text:style-name="T2">specific </text:span>pattern is a contested roll of (Cunning + Shapeshifting) vs. the target's (Insight + Awareness) defense.</text:p>
        <text:h text:style-name="P4" text:outline-level="3">Prey’s Skin Disguise</text:h>
        <text:p text:style-name="P7"><text:span text:style-name="T1">Cost: </text:span>--; <text:span text:style-name="T1">Mins:</text:span> Shapeshifting 2<text:line-break/><text:span text:style-name="T1">Type:</text:span> Permanent<text:line-break/><text:span text:style-name="T1">Duration: </text:span>Permanent</text:p>
        <text:p text:style-name="P7">The Lunar is able to take the forms of Humans and other humanoid mortals (such as Dragon Kings and Mountain Folk).</text:p>
        <text:h text:style-name="P4" text:outline-level="3">Emerald Grasshopper Form</text:h>
        <text:p text:style-name="P7"><text:span text:style-name="T1">Cost: </text:span>--; <text:span text:style-name="T1">Mins:</text:span> Shapeshifting 3<text:line-break/><text:span text:style-name="T1">Type:</text:span> Permanent<text:line-break/><text:span text:style-name="T1">Duration: </text:span>Permanent</text:p>
        <text:p text:style-name="P7">The Size Boon of <text:span text:style-name="T1">Miniscule </text:span>becomes available to the Lunar, allowing them to express this boon and shapeshift into creatures this size.</text:p>
        <text:h text:style-name="P4" text:outline-level="3">Towering Beast Form</text:h>
        <text:p text:style-name="P7"><text:span text:style-name="T1">Cost: </text:span>--; <text:span text:style-name="T1">Mins:</text:span> Shapeshifting 3<text:line-break/><text:span text:style-name="T1">Type:</text:span> Permanent<text:line-break/><text:span text:style-name="T1">Duration: </text:span>Permanent</text:p>
        <text:p text:style-name="P7">The Size Boon of <text:span text:style-name="T1">Giant</text:span> becomes available to the Lunar, allowing them to express this boon and shapeshift into creatures this size.</text:p>
        <text:h text:style-name="P4" text:outline-level="3">Spirit-Stealing Form</text:h>
        <text:p text:style-name="P7"><text:span text:style-name="T1">Cost: </text:span>--; <text:span text:style-name="T1">Mins:</text:span> Shapeshifting 4<text:line-break/><text:span text:style-name="T1">Type:</text:span> Permanent<text:line-break/><text:span text:style-name="T1">Duration: </text:span>Permanent</text:p>
        <text:p text:style-name="P7">The Lunar is able to take the forms of Spirits, Demons, Elementals and other such mythical creatures, so long as the target has an Essence Rating Equal to or less than the Lunar’s.</text:p>
        <text:h text:style-name="Greater_20_Charm" text:outline-level="6">Greater Charms</text:h>
        <text:h text:style-name="P4" text:outline-level="3">Constant Quicksilver Rearrangement</text:h>
        <text:p text:style-name="P7"><text:span text:style-name="T1">Cost: </text:span>--; <text:span text:style-name="T1">Mins:</text:span> Shapeshifting 4<text:line-break/><text:span text:style-name="T1">Type:</text:span> Permanent<text:line-break/><text:span text:style-name="T1">Duration: </text:span>Permanent</text:p>
        <text:p text:style-name="P7">All shapeshifting actions may be performed Instantaneously, and are considered Reflexive instead of a Secondary Action.</text:p>
        <text:h text:style-name="P4" text:outline-level="3">Insidious Lunar Transformation</text:h>
        <text:p text:style-name="P7"><text:span text:style-name="T1">Cost: </text:span><text:span text:style-name="T4">8</text:span>m, 2<text:span text:style-name="T3">i</text:span>; <text:span text:style-name="T1">Mins:</text:span> Shapeshifting 4<text:line-break/><text:span text:style-name="T1">Type:</text:span> Primary Action<text:line-break/><text:span text:style-name="T1">Duration: </text:span>One Scene</text:p>
        <text:p text:style-name="P7">By pouring their own blood (worth 2 Endurance) into a target, the Lunar instantly alters the form of another into an animal from their Heart’s Blood library. This effect will last until the remainder of the Scene.</text:p>
        <text:p text:style-name="P7">If done in combat, this is a Primary Action that must be done at Close Range. </text:p>
        <text:p text:style-name="P7">If the target is unwilling, the Lunar must first succeed on a (Essence + Shapeshifting) roll vs the target’s Resolve.</text:p>
      </text:section>
      <text:p text:style-name="P7"/>
      <text:p text:style-name="P7"/>
      <text:h text:style-name="P3" text:outline-level="1">Brawl</text:h>
      <text:h text:style-name="P6" text:outline-level="2">Lesser Charms</text:h>
      <text:h text:style-name="P4" text:outline-level="3">Throat-Baring Hold</text:h>
      <text:p text:style-name="P7"><text:span text:style-name="T1">Cost: </text:span>5m 2i; <text:span text:style-name="T1">Mins:</text:span> Brawl 3<text:line-break/><text:span text:style-name="T1">Type:</text:span> Grapple Action<text:line-break/><text:span text:style-name="T1">Duration: </text:span>Grapple</text:p>
      <text:p text:style-name="P8">The Lunar gains +(Essence) successes on a Grapple action Should they succeed on their grapple, they also <text:s/>immediately deal (Strength) damage to the targ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LO-normal" style:family="paragraph" style:default-outline-level="">
      <style:paragraph-properties fo:margin-top="0in" fo:margin-bottom="0.0835in" style:contextual-spacing="false" fo:line-height="100%" fo:text-align="start"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0T21:05:28.278000000</dc:date>
    <meta:editing-cycles>6</meta:editing-cycles>
    <dc:title>Charms</dc:title>
    <meta:editing-duration>PT4M21S</meta:editing-duration>
    <meta:generator>LibreOffice/7.0.3.1$Windows_X86_64 LibreOffice_project/d7547858d014d4cf69878db179d326fc3483e082</meta:generator>
    <dc:creator>Samuel Smith</dc:creator>
    <meta:document-statistic meta:table-count="0" meta:image-count="0" meta:object-count="0" meta:page-count="2" meta:paragraph-count="46" meta:word-count="542" meta:character-count="3280" meta:non-whitespace-character-count="2787"/>
  </office:meta>
</office:document-meta>
</file>